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text-properties officeooo:paragraph-rsid="00aafd29"/>
    </style:style>
    <style:style style:name="P8" style:family="paragraph" style:parent-style-name="Standard" style:list-style-name="L2">
      <style:text-properties officeooo:paragraph-rsid="00ad10fc"/>
    </style:style>
    <style:style style:name="P9" style:family="paragraph" style:parent-style-name="Standard">
      <style:text-properties officeooo:paragraph-rsid="00ad10fc"/>
    </style:style>
    <style:style style:name="P10" style:family="paragraph" style:parent-style-name="Text_20_body" style:list-style-name="L1">
      <style:text-properties officeooo:paragraph-rsid="004fe0d0"/>
    </style:style>
    <style:style style:name="P11" style:family="paragraph" style:parent-style-name="Text_20_body" style:list-style-name="L1">
      <style:text-properties officeooo:paragraph-rsid="0059e008"/>
    </style:style>
    <style:style style:name="P12" style:family="paragraph" style:parent-style-name="Text_20_body" style:list-style-name="L1">
      <style:text-properties officeooo:paragraph-rsid="005c33a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a735b"/>
    </style:style>
    <style:style style:name="T14" style:family="text">
      <style:text-properties style:font-name="Liberation Serif" officeooo:rsid="00aafd29"/>
    </style:style>
    <style:style style:name="T15" style:family="text">
      <style:text-properties style:font-name="Liberation Serif" officeooo:rsid="00ac0475"/>
    </style:style>
    <style:style style:name="T16" style:family="text">
      <style:text-properties style:font-name="Liberation Serif" officeooo:rsid="0f8b73ee"/>
    </style:style>
    <style:style style:name="T17" style:family="text">
      <style:text-properties style:font-name="Liberation Serif" officeooo:rsid="10c3e324"/>
    </style:style>
    <style:style style:name="T18" style:family="text">
      <style:text-properties style:font-name="Liberation Serif" fo:font-style="normal" officeooo:rsid="10c7d8e0" style:font-style-asian="normal" style:font-style-complex="normal"/>
    </style:style>
    <style:style style:name="T19" style:family="text">
      <style:text-properties style:font-name="Liberation Serif" fo:font-style="normal" officeooo:rsid="00a4642b" style:font-style-asian="normal" style:font-style-complex="normal"/>
    </style:style>
    <style:style style:name="T20" style:family="text">
      <style:text-properties fo:color="#000000" loext:opacity="100%" style:font-name="Liberation Serif" fo:language="uk" fo:country="UA" fo:font-style="italic" officeooo:rsid="009e796f"/>
    </style:style>
    <style:style style:name="T21" style:family="text">
      <style:text-properties officeooo:rsid="10c3e324"/>
    </style:style>
    <style:style style:name="T22" style:family="text">
      <style:text-properties fo:font-style="normal" officeooo:rsid="10c5bf32" style:font-style-asian="normal" style:font-style-complex="normal"/>
    </style:style>
    <style:style style:name="T23" style:family="text">
      <style:text-properties fo:font-style="normal" officeooo:rsid="10c6eefa" style:font-style-asian="normal" style:font-style-complex="normal"/>
    </style:style>
    <style:style style:name="T24" style:family="text">
      <style:text-properties fo:font-style="normal" officeooo:rsid="10cc0bb5" style:font-style-asian="normal" style:font-style-complex="normal"/>
    </style:style>
    <style:style style:name="T25" style:family="text">
      <style:text-properties officeooo:rsid="10c4fae0"/>
    </style:style>
    <style:style style:name="T26" style:family="text">
      <style:text-properties officeooo:rsid="10c5bf32"/>
    </style:style>
    <style:style style:name="T27" style:family="text">
      <style:text-properties fo:font-style="italic" officeooo:rsid="10c5bf32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10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1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1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2"><text:span text:style-name="Source_20_Text"><text:span text:style-name="T4">Оновити таблицю індексів пере експортом, права кнопка миші по таблиці і «Update Index»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2">Spark Bug — </text:span></text:span><text:span text:style-name="Source_20_Text"><text:span text:style-name="T13">Спарк Баг, </text:span></text:span><text:span text:style-name="Source_20_Text"><text:span text:style-name="T16">«</text:span></text:span><text:span text:style-name="Source_20_Text"><text:span text:style-name="T17">Spark Bug» або ж як стало «Спарк Баг».</text:span></text:span></text:p>
      <text:p text:style-name="P9"><text:span text:style-name="T21"><text:tab/>Спарк, у цьому випадку, означає </text:span><text:span text:style-name="T25">іскра. Електрична іскра, якщо бути точним. </text:span><text:span text:style-name="T26">Це ім’я їй дісталося за її інженерні навички, копирсання у електронних (і не дуже) приладах і машинах. А також це частина </text:span><text:span text:style-name="T27">елегантної</text:span><text:span text:style-name="T22"> гри слів «Spark Plug» </text:span><text:span text:style-name="Source_20_Text"><text:span text:style-name="T19">— </text:span></text:span><text:span text:style-name="T22">Свічка запалювання (З Вікіпедії: </text:span><text:span text:style-name="T27">пристрій системи запалювання бензинового ДВЗ, що слугує для створення іскрового проміжку в колі високої напруги з метою запалювання робочої суміші в циліндрі двигуна.</text:span><text:span text:style-name="T22">), де слово «Plug» однозвучне з «Bug».</text:span></text:p>
      <text:p text:style-name="P9"><text:span text:style-name="T22"><text:tab/></text:span><text:span text:style-name="T23">Слово же «Bug» тут можна інтерпретувати як забажається:</text:span></text:p>
      <text:list text:style-name="L2">
        <text:list-item>
          <text:p text:style-name="P8"><text:span text:style-name="T23">Баг (себто помилка) у комп'ютерній програмі, що </text:span><text:span text:style-name="T24">пасує до </text:span><text:span text:style-name="T23">Спарк, оскільки їй іноді треба програмувати щось для своїх винаходів.</text:span></text:p>
        </text:list-item>
        <text:list-item>
          <text:p text:style-name="P8"><text:span text:style-name="T23">Баг у дизайні (тобто, дефект у проектуванні) — це також підходить для неї, оскільки проектування та створення пристроїв не завжди йде так, як </text:span><text:span text:style-name="T24">вона </text:span><text:span text:style-name="T23">хоче того </text:span><text:span text:style-name="T24">і помилки стаються.</text:span></text:p>
        </text:list-item>
      </text:list>
      <text:p text:style-name="P9"><text:span text:style-name="Source_20_Text"><text:span text:style-name="T18">Баг у значенні комаха. Спарк Баг сама по собі доволі маленька поні. До розмірів комахи їй дуже далеко, але все ж!</text:span></text:span></text:p>
      <text:p text:style-name="Standard"><text:span text:style-name="Source_20_Text"/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20"/></text:span></text:p>
      <text:h text:style-name="Heading_20_1" text:outline-level="1"><text:soft-page-break/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6-23T20:14:36.920372597</dc:date>
    <meta:editing-duration>P1DT19H47M48S</meta:editing-duration>
    <meta:editing-cycles>129</meta:editing-cycles>
    <meta:document-statistic meta:table-count="0" meta:image-count="0" meta:object-count="0" meta:page-count="2" meta:paragraph-count="19" meta:word-count="250" meta:character-count="1572" meta:non-whitespace-character-count="1340"/>
  </office:meta>
</office:document-meta>
</file>